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16pt"/>
    </style:style>
    <style:style style:name="co2" style:family="table-column">
      <style:table-column-properties fo:break-before="auto" style:column-width="174.1pt"/>
    </style:style>
    <style:style style:name="co3" style:family="table-column">
      <style:table-column-properties fo:break-before="auto" style:column-width="66.05pt"/>
    </style:style>
    <style:style style:name="co4" style:family="table-column">
      <style:table-column-properties fo:break-before="auto" style:column-width="265.44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118.49pt"/>
    </style:style>
    <style:style style:name="co7" style:family="table-column">
      <style:table-column-properties fo:break-before="auto" style:column-width="106.16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36pt"/>
    </style:style>
    <style:style style:name="co10" style:family="table-column">
      <style:table-column-properties fo:break-before="auto" style:column-width="70.36pt"/>
    </style:style>
    <style:style style:name="co11" style:family="table-column">
      <style:table-column-properties fo:break-before="auto" style:column-width="113.61pt"/>
    </style:style>
    <style:style style:name="co12" style:family="table-column">
      <style:table-column-properties fo:break-before="auto" style:column-width="116.05pt"/>
    </style:style>
    <style:style style:name="co13" style:family="table-column">
      <style:table-column-properties fo:break-before="auto" style:column-width="109.25pt"/>
    </style:style>
    <style:style style:name="co14" style:family="table-column">
      <style:table-column-properties fo:break-before="auto" style:column-width="126.54pt"/>
    </style:style>
    <style:style style:name="co15" style:family="table-column">
      <style:table-column-properties fo:break-before="auto" style:column-width="132.69pt"/>
    </style:style>
    <style:style style:name="co16" style:family="table-column">
      <style:table-column-properties fo:break-before="auto" style:column-width="112.96pt"/>
    </style:style>
    <style:style style:name="co17" style:family="table-column">
      <style:table-column-properties fo:break-before="auto" style:column-width="132.09pt"/>
    </style:style>
    <style:style style:name="co18" style:family="table-column">
      <style:table-column-properties fo:break-before="auto" style:column-width="122.85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.66pt" fo:break-before="auto" style:use-optimal-row-height="false"/>
    </style:style>
    <style:style style:name="ro3" style:family="table-row">
      <style:table-row-properties style:row-height="75pt" fo:break-before="auto" style:use-optimal-row-height="false"/>
    </style:style>
    <style:style style:name="ro4" style:family="table-row">
      <style:table-row-properties style:row-height="76.96pt" fo:break-before="auto" style:use-optimal-row-height="false"/>
    </style:style>
    <style:style style:name="ro5" style:family="table-row">
      <style:table-row-properties style:row-height="69pt" fo:break-before="auto" style:use-optimal-row-height="false"/>
    </style:style>
    <style:style style:name="ro6" style:family="table-row">
      <style:table-row-properties style:row-height="97.8pt" fo:break-before="auto" style:use-optimal-row-height="false"/>
    </style:style>
    <style:style style:name="ro7" style:family="table-row">
      <style:table-row-properties style:row-height="86.06pt" fo:break-before="auto" style:use-optimal-row-height="false"/>
    </style:style>
    <style:style style:name="ro8" style:family="table-row">
      <style:table-row-properties style:row-height="89.29pt" fo:break-before="auto" style:use-optimal-row-height="false"/>
    </style:style>
    <style:style style:name="ro9" style:family="table-row">
      <style:table-row-properties style:row-height="86.71pt" fo:break-before="auto" style:use-optimal-row-height="false"/>
    </style:style>
    <style:style style:name="ro10" style:family="table-row">
      <style:table-row-properties style:row-height="65.25pt" fo:break-before="auto" style:use-optimal-row-height="false"/>
    </style:style>
    <style:style style:name="ro11" style:family="table-row">
      <style:table-row-properties style:row-height="57.74pt" fo:break-before="auto" style:use-optimal-row-height="false"/>
    </style:style>
    <style:style style:name="ro12" style:family="table-row">
      <style:table-row-properties style:row-height="73.5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67.49pt" fo:break-before="auto" style:use-optimal-row-height="false"/>
    </style:style>
    <style:style style:name="ro16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5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7" style:base-cell-address="TestCases.I2"/>
      <style:map style:condition="cell-content()=&quot;Fail&quot;" style:apply-style-name="ConditionalStyle_5f_6" style:base-cell-address="TestCases.I2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Results.I2"/>
      <style:map style:condition="cell-content-is-between(26,50)" style:apply-style-name="ConditionalStyle_5f_3" style:base-cell-address="Results.I2"/>
      <style:map style:condition="cell-content-is-between(51,75)" style:apply-style-name="ConditionalStyle_5f_2" style:base-cell-address="Results.I2"/>
      <style:map style:condition="cell-content-is-between(76,100)" style:apply-style-name="ConditionalStyle_5f_1" style:base-cell-address="Results.I2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9" office:value-type="string" calcext:value-type="string">
            <text:p>Priority</text:p>
          </table:table-cell>
          <table:table-cell table:style-name="ce14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Interfata Login</text:p>
          </table:table-cell>
          <table:table-cell table:style-name="ce6" office:value-type="string" calcext:value-type="string">
            <text:p>1 - Username si parola 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1. accesam <text:a xlink:href="https://www.saucedemo.com/" xlink:type="simple">https://www.saucedemo.com/</text:a></text:p>
            <text:p>2. introducem in campul Username date valide</text:p>
            <text:p>3. introducem in campul Password date valide</text:p>
            <text:p>4. Apasam butonul Login</text:p>
          </table:table-cell>
          <table:table-cell table:style-name="ce17" office:value-type="string" calcext:value-type="string">
            <text:p>2. standard_user</text:p>
            <text:p>3. secret_sauce</text:p>
          </table:table-cell>
          <table:table-cell table:number-columns-repeated="2" table:style-name="ce15" office:value-type="string" calcext:value-type="string">
            <text:p>Redirectionare catre Home Page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2 – Username si parola invalide</text:p>
          </table:table-cell>
          <table:table-cell table:style-name="ce10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introducem in campul Username date invalide</text:span></text:p>
            <text:p><text:span text:style-name="T1">3. introducem in campul password date in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abc</text:p>
            <text:p>3. 1234</text:p>
          </table:table-cell>
          <table:table-cell table:number-columns-repeated="2" table:style-name="ce15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3 – Username valid si parola in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introducem in campul Username date valide</text:span></text:p>
            <text:p><text:span text:style-name="T1">3. introducem in campul password date in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standard_user</text:p>
            <text:p><text:span text:style-name="T3">3. 1234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15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2">
          <table:covered-table-cell table:style-name="ce3" office:value-type="string" calcext:value-type="string">
            <text:p>Interfata Login</text:p>
          </table:covered-table-cell>
          <table:table-cell table:style-name="ce6" office:value-type="string" calcext:value-type="string">
            <text:p>4 – Username invalid si parola valida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introducem in campul Username date invalide</text:span></text:p>
            <text:p><text:span text:style-name="T1">3. introducem in campul Password date valide</text:span></text:p>
            <text:p><text:span text:style-name="T1">4. Apasam butonul Login</text:span></text:p>
          </table:table-cell>
          <table:table-cell table:style-name="ce17" office:value-type="string" calcext:value-type="string">
            <text:p>2. abc </text:p>
            <text:p><text:span text:style-name="T3">3. secret_sauce</text:span></text:p>
          </table:table-cell>
          <table:table-cell table:style-name="ce16" office:value-type="string" calcext:value-type="string">
            <text:p>Eroare de date invalide la logare</text:p>
          </table:table-cell>
          <table:table-cell table:style-name="ce48" office:value-type="string" calcext:value-type="string">
            <text:p>Eroare de date invalide la logare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4">
            <text:p>Meniu Hamburger</text:p>
          </table:table-cell>
          <table:table-cell table:style-name="ce6" office:value-type="string" calcext:value-type="string">
            <text:p>5 – Butonul de inchidere al meniului (X)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5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1</text:span></text:p>
            <text:p><text:span text:style-name="T1">3. apasam butonul meniului hamburger din dreapta sus </text:span></text:p>
            <text:p><text:span text:style-name="T1">4. apasam butonul de close (X) al meniului</text:span></text:p>
          </table:table-cell>
          <table:table-cell table:style-name="ce17"/>
          <table:table-cell table:style-name="ce15" office:value-type="string" calcext:value-type="string">
            <text:p>Meniul se va inchide astfel incat extensia din partea stanga a ecranului va disparea</text:p>
          </table:table-cell>
          <table:table-cell table:style-name="ce48" office:value-type="string" calcext:value-type="string">
            <text:p>Meniul se va inchide astfel incat extensia din partea stanga a ecranului va disparea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2">
          <table:covered-table-cell table:style-name="ce4"/>
          <table:table-cell table:style-name="ce6" office:value-type="string" calcext:value-type="string">
            <text:p>6 – Butonul All Items din meniu</text:p>
          </table:table-cell>
          <table:table-cell table:style-name="ce11" office:value-type="string" calcext:value-type="string">
            <text:p>P1</text:p>
          </table:table-cell>
          <table:table-cell table:style-name="ce10"/>
          <table:table-cell table:style-name="ce16" office:value-type="string" calcext:value-type="string">
            <text:p><text:span text:style-name="T2">1. accesam </text:span><text:span text:style-name="T2"><text:a xlink:href="https://www.saucedemo.com/" xlink:type="simple">https://www.saucedemo.com/</text:a></text:span><text:span text:style-name="T2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ll items</text:span></text:p>
          </table:table-cell>
          <table:table-cell table:style-name="ce17"/>
          <table:table-cell table:style-name="ce47" office:value-type="string" calcext:value-type="string">
            <text:p><text:span text:style-name="T2">Redirectionare catre Home Page </text:span></text:p>
            <text:p><text:span text:style-name="T2">Dar daca suntem deja in home page nu se va intampla nimic</text:span></text:p>
          </table:table-cell>
          <table:table-cell table:style-name="ce49" office:value-type="string" calcext:value-type="string">
            <text:p><text:span text:style-name="T4">Redirectionare catre Home Page </text:span></text:p>
            <text:p><text:span text:style-name="T4">Dar daca suntem deja in home page nu se va intampla nimic</text:span></text:p>
          </table:table-cell>
          <table:table-cell table:style-name="ce21" office:value-type="string" calcext:value-type="string">
            <text:p>Pass</text:p>
          </table:table-cell>
          <table:table-cell table:style-name="ce23"/>
          <table:table-cell table:number-columns-repeated="1014"/>
        </table:table-row>
        <table:table-row table:style-name="ro3">
          <table:covered-table-cell table:style-name="ce4"/>
          <table:table-cell table:style-name="ce6" office:value-type="string" calcext:value-type="string">
            <text:p>7 – Butonul About din meniu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Ab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siteul principal companiei sauce labs</text:p>
          </table:table-cell>
          <table:table-cell table:style-name="ce2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4"/>
          <table:table-cell table:style-name="ce6" office:value-type="string" calcext:value-type="string">
            <text:p>8 - <text:s/>Butonul logout din meniu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meniului hamburger din dreapta sus</text:span></text:p>
            <text:p><text:span text:style-name="T1">4. apasam pe butonul log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inapoi catre interfata login</text:p>
          </table:table-cell>
          <table:table-cell table:style-name="ce2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4">
            <text:p>Meniu de Sortare</text:p>
          </table:table-cell>
          <table:table-cell table:style-name="ce6" office:value-type="string" calcext:value-type="string">
            <text:p>9 – Sortare dupa nume A – Z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A to Z)</text:span></text:p>
          </table:table-cell>
          <table:table-cell table:style-name="ce18"/>
          <table:table-cell table:number-columns-repeated="2" table:style-name="ce18" office:value-type="string" calcext:value-type="string">
            <text:p>Produsele dupa pagina principala vor fi sortate alfabetic de la A la Z</text:p>
          </table:table-cell>
          <table:table-cell table:style-name="ce2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covered-table-cell table:style-name="ce31"/>
          <table:table-cell table:style-name="ce6" office:value-type="string" calcext:value-type="string">
            <text:p>10 – Sortare dupa nume Z – A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Name (Z to A)</text:span></text:p>
          </table:table-cell>
          <table:table-cell table:style-name="ce18"/>
          <table:table-cell table:number-columns-repeated="2" table:style-name="ce18" office:value-type="string" calcext:value-type="string">
            <text:p>Produsele dupa pagina principala vor fi sortate alfabetic de la Z la A</text:p>
          </table:table-cell>
          <table:table-cell table:style-name="ce2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5">
          <table:covered-table-cell table:style-name="ce31"/>
          <table:table-cell table:style-name="ce6" office:value-type="string" calcext:value-type="string">
            <text:p>11 – Sortare dupa pret de la low la high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low to High)</text:span></text:p>
          </table:table-cell>
          <table:table-cell table:style-name="ce18"/>
          <table:table-cell table:number-columns-repeated="2" table:style-name="ce18" office:value-type="string" calcext:value-type="string">
            <text:p>Produsele dupa pagina principala vor fi sortate de la cel mai mic pret la cel mai mar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1">
          <table:covered-table-cell table:style-name="ce31"/>
          <table:table-cell table:style-name="ce6" office:value-type="string" calcext:value-type="string">
            <text:p>12 – Sortare dupa pret de la high la low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butonul de sortare si seletam Price (high to low)</text:span></text:p>
          </table:table-cell>
          <table:table-cell table:style-name="ce18"/>
          <table:table-cell table:number-columns-repeated="2" table:style-name="ce18" office:value-type="string" calcext:value-type="string">
            <text:p>Produsele dupa pagina principala vor fi sortate de la cel mai mare pret la cel mai mic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6">
            <text:p>Main Products Page</text:p>
          </table:table-cell>
          <table:table-cell table:style-name="ce6" office:value-type="string" calcext:value-type="string">
            <text:p>13 – Adaugarea unui produs in cos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un produs</text:span></text:p>
          </table:table-cell>
          <table:table-cell table:style-name="ce18"/>
          <table:table-cell table:number-columns-repeated="2" table:style-name="ce18" office:value-type="string" calcext:value-type="string">
            <text:p>Produsul va fi adaugat cu succes in cos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14 – Adaugam 6 produse in cos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6 produse </text:span></text:p>
          </table:table-cell>
          <table:table-cell table:style-name="ce18"/>
          <table:table-cell table:number-columns-repeated="2" table:style-name="ce18" office:value-type="string" calcext:value-type="string">
            <text:p>Produsele vor fi adaugate cu succes in cos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15 – Accesam pagina unui produs si </text:p>
            <text:p>Adaugare in cos 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</table:table-cell>
          <table:table-cell table:style-name="ce18"/>
          <table:table-cell table:number-columns-repeated="2" table:style-name="ce18" office:value-type="string" calcext:value-type="string">
            <text:p>dupa pasul 3 vom fi redirectionati pe pagina produsului ales si dupa pasul 4 produsul va fi adaugat in cos cu succes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16 – Scoaterea produsel din cos dupa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add to cart pe orice produs</text:span></text:p>
            <text:p><text:span text:style-name="T1">4. apasam remove pe produsul selectat</text:span></text:p>
          </table:table-cell>
          <table:table-cell table:style-name="ce18"/>
          <table:table-cell table:number-columns-repeated="2" table:style-name="ce18" office:value-type="string" calcext:value-type="string">
            <text:p>Produsul va fi sters din cosul de cumparaturi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17 – Scoatem produsul din cos dupa </text:p>
            <text:p>Pagina produsului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pasam pe numele unui produs</text:span></text:p>
            <text:p><text:span text:style-name="T1">4. apasam pe add to cart din pagina produsului</text:span></text:p>
            <text:p><text:span text:style-name="T1">5. apasam remove din pagina produsului</text:span></text:p>
          </table:table-cell>
          <table:table-cell table:style-name="ce18"/>
          <table:table-cell table:number-columns-repeated="2" table:style-name="ce18" office:value-type="string" calcext:value-type="string">
            <text:p>Produsul va fi sters din cosul de cumparaturi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18 – Verificare de UI si imagini din </text:p>
            <text:p>Pagina principala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Cautam orice bug vizual , imagini nepotrivite sau butoane iesite din pattern</text:span></text:p>
          </table:table-cell>
          <table:table-cell table:style-name="ce18"/>
          <table:table-cell table:number-columns-repeated="2" table:style-name="ce18" office:value-type="string" calcext:value-type="string">
            <text:p>Totul ar trebui sa fie normal , simetric cu imagini conform descrieri si nici un deranj vizual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4">
            <text:p>Shopping Cart</text:p>
          </table:table-cell>
          <table:table-cell table:style-name="ce6" office:value-type="string" calcext:value-type="string">
            <text:p>19 – Stergere Unui Produs din cos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Remove</text:span></text:p>
          </table:table-cell>
          <table:table-cell table:style-name="ce18"/>
          <table:table-cell table:number-columns-repeated="2" table:style-name="ce18" office:value-type="string" calcext:value-type="string">
            <text:p>Produsul din cosul de cumparaturi dispar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20 – Accesam pagina unu produs din</text:p>
            <text:p>Cos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numele produsului din cos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pagina produsului din cos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21 – <text:s/>Butonul continue shopping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Continue Shopping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Home Pag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22 – Butonul de checkout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Checkout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" table:number-rows-spanned="5">
            <text:p>Checkout</text:p>
          </table:table-cell>
          <table:table-cell table:style-name="ce6" office:value-type="string" calcext:value-type="string">
            <text:p>23 – Completare campuri de informati</text:p>
            <text:p>Clienti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First Name</text:span></text:p>
            <text:p><text:span text:style-name="T1">7. adaugam un nume in campul Last Name </text:span></text:p>
            <text:p><text:span text:style-name="T1">8. adaugam un cod postal in campul zip/postal code </text:span></text:p>
          </table:table-cell>
          <table:table-cell table:style-name="ce18" office:value-type="string" calcext:value-type="string">
            <text:p>6. Manea</text:p>
            <text:p>7. Constantin</text:p>
            <text:p>8. 123456</text:p>
          </table:table-cell>
          <table:table-cell table:number-columns-repeated="2" table:style-name="ce18" office:value-type="string" calcext:value-type="string">
            <text:p>Vom putea introduce cu suces datele in campuri si vom putea apasa butonul continue redirectionandune la Checkout overview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7">
          <table:covered-table-cell table:style-name="ce5"/>
          <table:table-cell table:style-name="ce6" office:value-type="string" calcext:value-type="string">
            <text:p>24 – Completam Campul First Name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First Name</text:span></text:p>
            <text:p><text:span text:style-name="T1">7. apasam butonul Continue</text:span></text:p>
          </table:table-cell>
          <table:table-cell table:style-name="ce18" office:value-type="string" calcext:value-type="string">
            <text:p>6. Manea</text:p>
          </table:table-cell>
          <table:table-cell table:number-columns-repeated="2" table:style-name="ce18" office:value-type="string" calcext:value-type="string">
            <text:p>Eroare Last Name lipsest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8">
          <table:covered-table-cell table:style-name="ce5"/>
          <table:table-cell table:style-name="ce6" office:value-type="string" calcext:value-type="string">
            <text:p>25 – Completam Campul Last Name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daugam un nume in campul Last Name</text:span></text:p>
            <text:p><text:span text:style-name="T1">7. apasam butonul Continue</text:span></text:p>
          </table:table-cell>
          <table:table-cell table:style-name="ce18" office:value-type="string" calcext:value-type="string">
            <text:p>6. Constantin</text:p>
          </table:table-cell>
          <table:table-cell table:number-columns-repeated="2" table:style-name="ce18" office:value-type="string" calcext:value-type="string">
            <text:p>Eroare First Name lipsest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9">
          <table:covered-table-cell table:style-name="ce5"/>
          <table:table-cell table:style-name="ce6" office:value-type="string" calcext:value-type="string">
            <text:p>26- completam doar campul de</text:p>
            <text:p> Zip/Postal code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44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</text:span></text:p>
            <text:p><text:span text:style-name="T1">6. adaugam un cod postal in campul zip/postal code</text:span></text:p>
            <text:p><text:span text:style-name="T1">7. apasam butonul Continue</text:span></text:p>
          </table:table-cell>
          <table:table-cell table:style-name="ce18" office:value-type="float" office:value="6.123456" calcext:value-type="float">
            <text:p>6.123456</text:p>
          </table:table-cell>
          <table:table-cell table:number-columns-repeated="2" table:style-name="ce18" office:value-type="string" calcext:value-type="string">
            <text:p>Eroare celelalte Informati lipsesc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27 – Butonul Cancel din Checkout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text:span text:style-name="T1"> </text:span></text:p>
            <text:p><text:span text:style-name="T1">2. efectuam test case id 1</text:span></text:p>
            <text:p><text:span text:style-name="T1">3. adaugam orice produs in cos</text:span></text:p>
            <text:p><text:span text:style-name="T1">4. apasam pe butonul de Shopping cart</text:span></text:p>
            <text:p><text:span text:style-name="T1">5. apasam butonul de Checkout</text:span></text:p>
            <text:p><text:span text:style-name="T1">6. apasam butonul Cancel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shopping cart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4">
            <text:p>Checkout Overview</text:p>
          </table:table-cell>
          <table:table-cell table:style-name="ce6" office:value-type="string" calcext:value-type="string">
            <text:p>28 – Pagina produsului din checkout</text:p>
            <text:p>Overview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pe numele produsului din checkout overview</text:span></text:p>
          </table:table-cell>
          <table:table-cell table:style-name="ce18"/>
          <table:table-cell table:style-name="ce18" office:value-type="string" calcext:value-type="string">
            <text:p>redirectionare catre pagina produsului</text:p>
          </table:table-cell>
          <table:table-cell table:style-name="ce18" office:value-type="string" calcext:value-type="string">
            <text:p>Redirectionare catre pagina produsului din cos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29- Butonul Cancel 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Cancel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Checkout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3">
          <table:covered-table-cell table:style-name="ce31"/>
          <table:table-cell table:style-name="ce6" office:value-type="string" calcext:value-type="string">
            <text:p>30 – Butonul Finish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 Finish</text:span></text:p>
          </table:table-cell>
          <table:table-cell table:style-name="ce18"/>
          <table:table-cell table:number-columns-repeated="2" table:style-name="ce18" office:value-type="string" calcext:value-type="string">
            <text:p>Se finalizeaza comanda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31"/>
          <table:table-cell table:style-name="ce6" office:value-type="string" calcext:value-type="string">
            <text:p>31 – Butonul back home</text:p>
          </table:table-cell>
          <table:table-cell table:style-name="ce12" office:value-type="string" calcext:value-type="string">
            <text:p>P1</text:p>
          </table:table-cell>
          <table:table-cell table:style-name="ce31"/>
          <table:table-cell table:style-name="ce17" office:value-type="string" calcext:value-type="string">
            <text:p><text:span text:style-name="T1">1. accesam </text:span><text:span text:style-name="T1"><text:a xlink:href="https://www.saucedemo.com/" xlink:type="simple">https://www.saucedemo.com/</text:a></text:span></text:p>
            <text:p><text:span text:style-name="T1">2. efectuam test case id 22</text:span></text:p>
            <text:p><text:span text:style-name="T1">3. apasam butonul finish</text:span></text:p>
            <text:p><text:span text:style-name="T1">4. apasam butonul back home</text:span></text:p>
          </table:table-cell>
          <table:table-cell table:style-name="ce18"/>
          <table:table-cell table:number-columns-repeated="2" table:style-name="ce18" office:value-type="string" calcext:value-type="string">
            <text:p>Redirectionare catre Home Page</text:p>
          </table:table-cell>
          <table:table-cell table:style-name="ce51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10">
          <table:table-cell table:style-name="ce31"/>
          <table:table-cell table:style-name="ce7"/>
          <table:table-cell table:style-name="ce13"/>
          <table:table-cell table:style-name="ce31"/>
          <table:table-cell table:style-name="ce7"/>
          <table:table-cell table:style-name="ce31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1">
          <table:table-cell table:style-name="ce31"/>
          <table:table-cell table:style-name="ce7"/>
          <table:table-cell table:style-name="ce31" table:number-columns-repeated="2"/>
          <table:table-cell table:style-name="ce7"/>
          <table:table-cell table:style-name="ce31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2">
          <table:table-cell table:style-name="ce31"/>
          <table:table-cell table:style-name="ce7"/>
          <table:table-cell table:style-name="ce31" table:number-columns-repeated="2"/>
          <table:table-cell table:style-name="ce7"/>
          <table:table-cell table:style-name="ce31" table:number-columns-repeated="3"/>
          <table:table-cell table:style-name="ce22"/>
          <table:table-cell table:style-name="ce24"/>
          <table:table-cell table:number-columns-repeated="1014"/>
        </table:table-row>
        <table:table-row table:style-name="ro13" table:number-rows-repeated="189">
          <table:table-cell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5"/>
          <table:table-cell table:number-columns-repeated="1014"/>
        </table:table-row>
        <table:table-row table:style-name="ro13" table:number-rows-repeated="780">
          <table:table-cell table:number-columns-repeated="1024"/>
        </table:table-row>
        <table:table-row table:style-name="ro14" table:number-rows-repeated="1047571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TestCases.I2:TestCases.I35">
            <calcext:condition calcext:apply-style-name="ConditionalStyle_7" calcext:value="=&quot;Pass&quot;" calcext:base-cell-address="TestCases.I2"/>
            <calcext:condition calcext:apply-style-name="ConditionalStyle_6" calcext:value="=&quot;Fail&quot;" calcext:base-cell-address="TestCases.I2"/>
            <calcext:condition calcext:apply-style-name="ConditionalStyle_5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15">
          <table:table-cell table:style-name="ce26" office:value-type="string" calcext:value-type="string">
            <text:p>Total tests</text:p>
          </table:table-cell>
          <table:table-cell table:style-name="ce26" office:value-type="string" calcext:value-type="string">
            <text:p>Nb of Pass test</text:p>
          </table:table-cell>
          <table:table-cell table:style-name="ce26" office:value-type="string" calcext:value-type="string">
            <text:p>Nb of Failed test</text:p>
          </table:table-cell>
          <table:table-cell table:style-name="ce26" office:value-type="string" calcext:value-type="string">
            <text:p>Nb. Of Blocked tests</text:p>
          </table:table-cell>
          <table:table-cell table:style-name="ce26" office:value-type="string" calcext:value-type="string">
            <text:p>Total test covered</text:p>
          </table:table-cell>
          <table:table-cell table:style-name="ce26" office:value-type="string" calcext:value-type="string">
            <text:p>Blocked Tests%</text:p>
          </table:table-cell>
          <table:table-cell table:style-name="ce26" office:value-type="string" calcext:value-type="string">
            <text:p>Failed test%</text:p>
          </table:table-cell>
          <table:table-cell table:style-name="ce26" office:value-type="string" calcext:value-type="string">
            <text:p>Pass test %</text:p>
          </table:table-cell>
          <table:table-cell table:style-name="ce26" office:value-type="string" calcext:value-type="string">
            <text:p>Total test covered</text:p>
          </table:table-cell>
          <table:table-cell table:number-columns-repeated="1015"/>
        </table:table-row>
        <table:table-row table:style-name="ro16">
          <table:table-cell table:style-name="ce27" table:formula="of:=COUNTIF([$TestCases.B2:.B64];&quot;*&quot;)" office:value-type="float" office:value="31" calcext:value-type="float">
            <text:p>31</text:p>
          </table:table-cell>
          <table:table-cell table:style-name="ce27" table:formula="of:=COUNTIF([$TestCases.I2:.O64];&quot;Pass&quot;)" office:value-type="float" office:value="31" calcext:value-type="float">
            <text:p>31</text:p>
          </table:table-cell>
          <table:table-cell table:style-name="ce27" table:formula="of:=COUNTIF([$TestCases.I2:.I64];&quot;Fail&quot;)" office:value-type="float" office:value="0" calcext:value-type="float">
            <text:p>0</text:p>
          </table:table-cell>
          <table:table-cell table:style-name="ce27" table:formula="of:=COUNTIF([$TestCases.I2:.I64];&quot;Blocked&quot;)" office:value-type="float" office:value="0" calcext:value-type="float">
            <text:p>0</text:p>
          </table:table-cell>
          <table:table-cell table:style-name="ce27" table:formula="of:=[.B2]+[.C2]" office:value-type="float" office:value="31" calcext:value-type="float">
            <text:p>31</text:p>
          </table:table-cell>
          <table:table-cell table:style-name="ce28" table:formula="of:=([.D2]/[.A2])*100" office:value-type="float" office:value="0" calcext:value-type="float">
            <text:p>0.00</text:p>
          </table:table-cell>
          <table:table-cell table:style-name="ce29" table:formula="of:=([.C2]/[.A2])*100" office:value-type="float" office:value="0" calcext:value-type="float">
            <text:p>0.00</text:p>
          </table:table-cell>
          <table:table-cell table:style-name="ce28" table:formula="of:=([.B2]/[.A2])*100" office:value-type="float" office:value="100" calcext:value-type="float">
            <text:p>100.00</text:p>
          </table:table-cell>
          <table:table-cell table:style-name="ce30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3" table:number-rows-repeated="998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4" calcext:value="between(0,25)" calcext:base-cell-address="Results.I2"/>
            <calcext:condition calcext:apply-style-name="ConditionalStyle_3" calcext:value="between(26,50)" calcext:base-cell-address="Results.I2"/>
            <calcext:condition calcext:apply-style-name="ConditionalStyle_2" calcext:value="between(51,75)" calcext:base-cell-address="Results.I2"/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9:30:50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9:47:08.839000000</dc:date>
    <meta:generator>Neat_Office/6.2.8.2$Windows_x86 LibreOffice_project/</meta:generator>
    <meta:editing-duration>PT16M12S</meta:editing-duration>
    <meta:editing-cycles>3</meta:editing-cycles>
    <meta:document-statistic meta:table-count="2" meta:cell-count="2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